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.074cm" fo:margin-bottom="0.074cm" style:contextual-spacing="false" fo:padding="0cm" fo:border="none"/>
    </style:style>
    <style:style style:name="P2" style:family="paragraph" style:parent-style-name="Preformatted_20_Text">
      <style:paragraph-properties fo:margin-left="0cm" fo:margin-right="0cm" fo:margin-top="0.074cm" fo:margin-bottom="0.074cm" style:contextual-spacing="false" fo:text-indent="0cm" style:auto-text-indent="false" fo:padding="0cm" fo:border="none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-4</text:p>
      <text:p text:style-name="P1">Create a System manager ansible role with below feature</text:p>
      <text:p text:style-name="P1"/>
      <text:p text:style-name="P1">I should be able to manage softwares that needs to be installed</text:p>
      <text:p text:style-name="P1">I should be able to manage user's on the system</text:p>
      <text:p text:style-name="P1">I should be able to manage various git repository</text:p>
      <text:p text:style-name="P1">Various folder structures that should exist on a VM</text:p>
      <text:p text:style-name="P1">Think of other system specific settings that you should manage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15:41:32.407082059</meta:creation-date>
    <dc:date>2023-08-07T15:42:45.392283866</dc:date>
    <meta:editing-duration>PT1M13S</meta:editing-duration>
    <meta:editing-cycles>1</meta:editing-cycles>
    <meta:document-statistic meta:table-count="0" meta:image-count="0" meta:object-count="0" meta:page-count="1" meta:paragraph-count="7" meta:word-count="60" meta:character-count="339" meta:non-whitespace-character-count="286"/>
    <meta:generator>LibreOffice/7.3.7.2$Linux_X86_64 LibreOffice_project/30$Build-2</meta:generator>
  </office:meta>
</office:document-meta>
</file>